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DCE6F1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4.25979166666667cm" style:use-optimal-column-width="true"/>
    </style:style>
    <style:style style:name="co3" style:family="table-column">
      <style:table-column-properties fo:break-before="auto" style:column-width="2.460625cm" style:use-optimal-column-width="true"/>
    </style:style>
    <style:style style:name="co4" style:family="table-column">
      <style:table-column-properties fo:break-before="auto" style:column-width="0.873125cm" style:use-optimal-column-width="true"/>
    </style:style>
    <style:style style:name="co5" style:family="table-column">
      <style:table-column-properties fo:break-before="auto" style:column-width="0.9525cm" style:use-optimal-column-width="true"/>
    </style:style>
    <style:style style:name="co6" style:family="table-column">
      <style:table-column-properties fo:break-before="auto" style:column-width="0.846666666666667cm" style:use-optimal-column-width="true"/>
    </style:style>
    <style:style style:name="co7" style:family="table-column">
      <style:table-column-properties fo:break-before="auto" style:column-width="1.95791666666667cm" style:use-optimal-column-width="true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5.50333333333333cm" style:use-optimal-column-width="true"/>
    </style:style>
    <style:style style:name="co10" style:family="table-column">
      <style:table-column-properties fo:break-before="auto" style:column-width="9.81604166666667cm" style:use-optimal-column-width="true"/>
    </style:style>
    <style:style style:name="co11" style:family="table-column">
      <style:table-column-properties fo:break-before="auto" style:column-width="1.11125cm"/>
    </style:style>
    <style:style style:name="co12" style:family="table-column">
      <style:table-column-properties fo:break-before="auto" style:column-width="5.26520833333333cm" style:use-optimal-column-width="true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571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DX_PCED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3">
            <text:p>NR.</text:p>
          </table:table-cell>
          <table:table-cell office:value-type="string" table:style-name="ce3">
            <text:p>LONG_NAME</text:p>
          </table:table-cell>
          <table:table-cell office:value-type="string" table:style-name="ce3">
            <text:p>SHORT_NAME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INIT</text:p>
          </table:table-cell>
          <table:table-cell office:value-type="string" table:style-name="ce3">
            <text:p>Comments</text:p>
          </table:table-cell>
          <table:table-cell table:number-columns-repeated="16377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VOL</text:p>
          </table:table-cell>
          <table:table-cell office:value-type="float" office:value="0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10" table:style-name="ce5">
            <text:p>10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PAN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64" table:style-name="ce5">
            <text:p>64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1">
            <text:p>DetuneSGN</text:p>
          </table:table-cell>
          <table:table-cell office:value-type="string" table:style-name="ce1">
            <text:p>DTS</text:p>
          </table:table-cell>
          <table:table-cell office:value-type="string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1">
            <text:p>DetuneVAL</text:p>
          </table:table-cell>
          <table:table-cell office:value-type="string" table:style-name="ce1">
            <text:p>DTV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1">
            <text:p>Cutoff</text:p>
          </table:table-cell>
          <table:table-cell office:value-type="string" table:style-name="ce1">
            <text:p>COF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99" table:style-name="ce5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1">
            <text:p>Resonance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1">
            <text:p>NoteLimitLow</text:p>
          </table:table-cell>
          <table:table-cell office:value-type="string" table:style-name="ce1">
            <text:p>NLL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1">
            <text:p>NoteLimitHigh</text:p>
          </table:table-cell>
          <table:table-cell office:value-type="string" table:style-name="ce1">
            <text:p>NLH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12" table:style-name="ce5">
            <text:p>12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1">
            <text:p>NoteShift</text:p>
          </table:table-cell>
          <table:table-cell office:value-type="string" table:style-name="ce1">
            <text:p>NSH</text:p>
          </table:table-cell>
          <table:table-cell office:value-type="string" table:style-name="ce5">
            <text:p>0</text:p>
          </table:table-cell>
          <table:table-cell office:value-type="float" office:value="48" table:style-name="ce5">
            <text:p>48</text:p>
          </table:table-cell>
          <table:table-cell office:value-type="float" office:value="24" table:style-name="ce5">
            <text:p>24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1">
            <text:p>PitchBendRange</text:p>
          </table:table-cell>
          <table:table-cell office:value-type="string" table:style-name="ce1">
            <text:p>PBR</text:p>
          </table:table-cell>
          <table:table-cell office:value-type="string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1">
            <text:p>PitchBendStep</text:p>
          </table:table-cell>
          <table:table-cell office:value-type="string" table:style-name="ce1">
            <text:p>PBS</text:p>
          </table:table-cell>
          <table:table-cell office:value-type="string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1">
            <text:p>PortamentoMode</text:p>
          </table:table-cell>
          <table:table-cell office:value-type="string" table:style-name="ce1">
            <text:p>PORM</text:p>
          </table:table-cell>
          <table:table-cell office:value-type="string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1">
            <text:p>PortamentoGlissando</text:p>
          </table:table-cell>
          <table:table-cell office:value-type="string" table:style-name="ce1">
            <text:p>POGL</text:p>
          </table:table-cell>
          <table:table-cell office:value-type="string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1">
            <text:p>PortamentoTime</text:p>
          </table:table-cell>
          <table:table-cell office:value-type="string" table:style-name="ce1">
            <text:p>PTIM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1">
            <text:p>MonoMode</text:p>
          </table:table-cell>
          <table:table-cell office:value-type="string" table:style-name="ce1">
            <text:p>MONO</text:p>
          </table:table-cell>
          <table:table-cell office:value-type="string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1">
            <text:p>ModulationWheelRange</text:p>
          </table:table-cell>
          <table:table-cell office:value-type="string" table:style-name="ce1">
            <text:p>MWR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99" table:style-name="ce5">
            <text:p>99</text:p>
          </table:table-cell>
          <table:table-cell table:number-columns-repeated="16378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1">
            <text:p>ModulationWheelTarget</text:p>
          </table:table-cell>
          <table:table-cell office:value-type="string" table:style-name="ce1">
            <text:p>MWA</text:p>
          </table:table-cell>
          <table:table-cell office:value-type="string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1">
            <text:p>FootControlRange</text:p>
          </table:table-cell>
          <table:table-cell office:value-type="string" table:style-name="ce1">
            <text:p>FCR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99" table:style-name="ce5">
            <text:p>99</text:p>
          </table:table-cell>
          <table:table-cell table:number-columns-repeated="16378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1">
            <text:p>FootControlTarget</text:p>
          </table:table-cell>
          <table:table-cell office:value-type="string" table:style-name="ce1">
            <text:p>FCA</text:p>
          </table:table-cell>
          <table:table-cell office:value-type="string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1">
            <text:p>BreathControlRange</text:p>
          </table:table-cell>
          <table:table-cell office:value-type="string" table:style-name="ce1">
            <text:p>BCR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99" table:style-name="ce5">
            <text:p>99</text:p>
          </table:table-cell>
          <table:table-cell table:number-columns-repeated="16378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1">
            <text:p>BreathControlTarget</text:p>
          </table:table-cell>
          <table:table-cell office:value-type="string" table:style-name="ce1">
            <text:p>BCA</text:p>
          </table:table-cell>
          <table:table-cell office:value-type="string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1">
            <text:p>AftertouchRange</text:p>
          </table:table-cell>
          <table:table-cell office:value-type="string" table:style-name="ce1">
            <text:p>ATR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99" table:style-name="ce5">
            <text:p>99</text:p>
          </table:table-cell>
          <table:table-cell table:number-columns-repeated="16378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1">
            <text:p>AftertouchTarget</text:p>
          </table:table-cell>
          <table:table-cell office:value-type="string" table:style-name="ce1">
            <text:p>ATA</text:p>
          </table:table-cell>
          <table:table-cell office:value-type="string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1">
            <text:p>VelocityLimitLow</text:p>
          </table:table-cell>
          <table:table-cell office:value-type="string" table:style-name="ce1">
            <text:p>VLL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1">
            <text:p>VelocityLimitHigh</text:p>
          </table:table-cell>
          <table:table-cell office:value-type="string" table:style-name="ce1">
            <text:p>VLH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12" table:style-name="ce5">
            <text:p>12</text:p>
          </table:table-cell>
          <table:table-cell table:number-columns-repeated="16378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1">
            <text:p>FX1Send</text:p>
          </table:table-cell>
          <table:table-cell office:value-type="string" table:style-name="ce1">
            <text:p>FX1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1">
            <text:p>FX2Send</text:p>
          </table:table-cell>
          <table:table-cell office:value-type="string" table:style-name="ce1">
            <text:p>FX2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1">
            <text:p>FX3Send</text:p>
          </table:table-cell>
          <table:table-cell office:value-type="string" table:style-name="ce1">
            <text:p>FX3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1">
            <text:p>FX4Send</text:p>
          </table:table-cell>
          <table:table-cell office:value-type="string" table:style-name="ce1">
            <text:p>FX4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1">
            <text:p>FX5Send</text:p>
          </table:table-cell>
          <table:table-cell office:value-type="string" table:style-name="ce1">
            <text:p>FX5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1">
            <text:p>FX6Send</text:p>
          </table:table-cell>
          <table:table-cell office:value-type="string" table:style-name="ce1">
            <text:p>FX6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1">
            <text:p>FX7Send</text:p>
          </table:table-cell>
          <table:table-cell office:value-type="string" table:style-name="ce1">
            <text:p>FX7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1">
            <text:p>FX8Send</text:p>
          </table:table-cell>
          <table:table-cell office:value-type="string" table:style-name="ce1">
            <text:p>FX8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1">
            <text:p>Res_01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1">
            <text:p>Res_02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1">
            <text:p>Res_03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1">
            <text:p>Res_04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1">
            <text:p>Res_05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1">
            <text:p>Res_06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1">
            <text:p>Res_07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1">
            <text:p>Res_08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1">
            <text:p>Res_09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1">
            <text:p>Res_10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1">
            <text:p>Res_11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1">
            <text:p>Res_12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1">
            <text:p>Res_13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1">
            <text:p>Res_14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1">
            <text:p>Res_15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1">
            <text:p>Res_16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1">
            <text:p>Res_17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1">
            <text:p>Res_18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1">
            <text:p>Res_19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1">
            <text:p>Res_20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number-rows-repeated="1048522" table:style-name="ro1">
          <table:table-cell table:number-columns-repeated="16384"/>
        </table:table-row>
      </table:table>
      <table:table table:name="DX7_VCED" table:style-name="ta2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0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3">
            <text:p>NR.</text:p>
          </table:table-cell>
          <table:table-cell office:value-type="string" table:style-name="ce3">
            <text:p>LONG_NAME</text:p>
          </table:table-cell>
          <table:table-cell office:value-type="string" table:style-name="ce3">
            <text:p>SHORT_NAME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INIT</text:p>
          </table:table-cell>
          <table:table-cell office:value-type="string" table:style-name="ce3">
            <text:p>Comments</text:p>
          </table:table-cell>
          <table:table-cell table:number-columns-repeated="16377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string" table:style-name="ce2">
            <table:cell-range-source table:name="VCED" table:last-column-spanned="5" table:last-row-spanned="156" xlink:href="C:\Users\Administrator\Documents\Lazarus\MiniDexedCC\doc\VCED.csv"/>
            <text:p>OP6_EG_rate_1</text:p>
          </table:table-cell>
          <table:table-cell office:value-type="string" table:style-name="ce2">
            <text:p>OP6_R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">
            <text:p>OP6_EG_rate_2</text:p>
          </table:table-cell>
          <table:table-cell office:value-type="string" table:style-name="ce2">
            <text:p>OP6_R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">
            <text:p>OP6_EG_rate_3</text:p>
          </table:table-cell>
          <table:table-cell office:value-type="string" table:style-name="ce2">
            <text:p>OP6_R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OP6_EG_rate_4</text:p>
          </table:table-cell>
          <table:table-cell office:value-type="string" table:style-name="ce2">
            <text:p>OP6_R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2">
            <text:p>OP6_EG_level_1</text:p>
          </table:table-cell>
          <table:table-cell office:value-type="string" table:style-name="ce2">
            <text:p>OP6_L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2">
            <text:p>OP6_EG_level_2</text:p>
          </table:table-cell>
          <table:table-cell office:value-type="string" table:style-name="ce2">
            <text:p>OP6_L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2">
            <text:p>OP6_EG_level_3</text:p>
          </table:table-cell>
          <table:table-cell office:value-type="string" table:style-name="ce2">
            <text:p>OP6_L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2">
            <text:p>OP6_EG_level_4</text:p>
          </table:table-cell>
          <table:table-cell office:value-type="string" table:style-name="ce2">
            <text:p>OP6_L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2">
            <text:p>OP6_KBD_LEV_SCL_BRK_PT</text:p>
          </table:table-cell>
          <table:table-cell office:value-type="string" table:style-name="ce2">
            <text:p>OP6_BP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2">
            <text:p>OP6_KBD_LEV_SCL_LFT_DEPTH</text:p>
          </table:table-cell>
          <table:table-cell office:value-type="string" table:style-name="ce2">
            <text:p>OP6_L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2">
            <text:p>OP6_KBD_LEV_SCL_RHT_DEPTH</text:p>
          </table:table-cell>
          <table:table-cell office:value-type="string" table:style-name="ce2">
            <text:p>OP6_R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2">
            <text:p>OP6_KBD_LEV_SCL_LFT_CURVE</text:p>
          </table:table-cell>
          <table:table-cell office:value-type="string" table:style-name="ce2">
            <text:p>OP6_L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2">
            <text:p>OP6_KBD_LEV_SCL_RHT_CURVE</text:p>
          </table:table-cell>
          <table:table-cell office:value-type="string" table:style-name="ce2">
            <text:p>OP6_R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2">
            <text:p>OP6_KBD_RATE_SCALING</text:p>
          </table:table-cell>
          <table:table-cell office:value-type="string" table:style-name="ce2">
            <text:p>OP6_R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2">
            <text:p>OP6_AMP_MOD_SENSITIVITY</text:p>
          </table:table-cell>
          <table:table-cell office:value-type="string" table:style-name="ce2">
            <text:p>OP6_AM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2">
            <text:p>OP6_KEY_VEL_SENSITIVITY</text:p>
          </table:table-cell>
          <table:table-cell office:value-type="string" table:style-name="ce2">
            <text:p>OP6_T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2">
            <text:p>OP6_OPERATOR_OUTPUT_LEVEL</text:p>
          </table:table-cell>
          <table:table-cell office:value-type="string" table:style-name="ce2">
            <text:p>OP6_T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2">
            <text:p>OP6_OSC_MODE</text:p>
          </table:table-cell>
          <table:table-cell office:value-type="string" table:style-name="ce2">
            <text:p>OP6_P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fixed/ratio) <text:s text:c="2"/>0=ratio</text:p>
          </table:table-cell>
          <table:table-cell table:number-columns-repeated="16377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2">
            <text:p>OP6_OSC_FREQ_COARSE</text:p>
          </table:table-cell>
          <table:table-cell office:value-type="string" table:style-name="ce2">
            <text:p>OP6_PC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2">
            <text:p>OP6_OSC_FREQ_FINE</text:p>
          </table:table-cell>
          <table:table-cell office:value-type="string" table:style-name="ce2">
            <text:p>OP6_PF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2">
            <text:p>OP6_OSC_DETUNE</text:p>
          </table:table-cell>
          <table:table-cell office:value-type="string" table:style-name="ce2">
            <text:p>OP6_PD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: det=-7</text:p>
          </table:table-cell>
          <table:table-cell table:number-columns-repeated="16377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2">
            <text:p>OP5_EG_rate_1</text:p>
          </table:table-cell>
          <table:table-cell office:value-type="string" table:style-name="ce2">
            <text:p>OP5_R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2">
            <text:p>OP5_EG_rate_2</text:p>
          </table:table-cell>
          <table:table-cell office:value-type="string" table:style-name="ce2">
            <text:p>OP5_R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2">
            <text:p>OP5_EG_rate_3</text:p>
          </table:table-cell>
          <table:table-cell office:value-type="string" table:style-name="ce2">
            <text:p>OP5_R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2">
            <text:p>OP5_EG_rate_4</text:p>
          </table:table-cell>
          <table:table-cell office:value-type="string" table:style-name="ce2">
            <text:p>OP5_R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2">
            <text:p>OP5_EG_level_1</text:p>
          </table:table-cell>
          <table:table-cell office:value-type="string" table:style-name="ce2">
            <text:p>OP5_L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2">
            <text:p>OP5_EG_level_2</text:p>
          </table:table-cell>
          <table:table-cell office:value-type="string" table:style-name="ce2">
            <text:p>OP5_L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2">
            <text:p>OP5_EG_level_3</text:p>
          </table:table-cell>
          <table:table-cell office:value-type="string" table:style-name="ce2">
            <text:p>OP5_L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2">
            <text:p>OP5_EG_level_4</text:p>
          </table:table-cell>
          <table:table-cell office:value-type="string" table:style-name="ce2">
            <text:p>OP5_L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2">
            <text:p>OP5_KBD_LEV_SCL_BRK_PT</text:p>
          </table:table-cell>
          <table:table-cell office:value-type="string" table:style-name="ce2">
            <text:p>OP5_BP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2">
            <text:p>OP5_KBD_LEV_SCL_LFT_DEPTH</text:p>
          </table:table-cell>
          <table:table-cell office:value-type="string" table:style-name="ce2">
            <text:p>OP5_L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2">
            <text:p>OP5_KBD_LEV_SCL_RHT_DEPTH</text:p>
          </table:table-cell>
          <table:table-cell office:value-type="string" table:style-name="ce2">
            <text:p>OP5_R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2">
            <text:p>OP5_KBD_LEV_SCL_LFT_CURVE</text:p>
          </table:table-cell>
          <table:table-cell office:value-type="string" table:style-name="ce2">
            <text:p>OP5_L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2">
            <text:p>OP5_KBD_LEV_SCL_RHT_CURVE</text:p>
          </table:table-cell>
          <table:table-cell office:value-type="string" table:style-name="ce2">
            <text:p>OP5_R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2">
            <text:p>OP5_KBD_RATE_SCALING</text:p>
          </table:table-cell>
          <table:table-cell office:value-type="string" table:style-name="ce2">
            <text:p>OP5_R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2">
            <text:p>OP5_AMP_MOD_SENSITIVITY</text:p>
          </table:table-cell>
          <table:table-cell office:value-type="string" table:style-name="ce2">
            <text:p>OP5_AM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2">
            <text:p>OP5_KEY_VEL_SENSITIVITY</text:p>
          </table:table-cell>
          <table:table-cell office:value-type="string" table:style-name="ce2">
            <text:p>OP5_T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2">
            <text:p>OP5_OPERATOR_OUTPUT_LEVEL</text:p>
          </table:table-cell>
          <table:table-cell office:value-type="string" table:style-name="ce2">
            <text:p>OP5_T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2">
            <text:p>OP5_OSC_MODE</text:p>
          </table:table-cell>
          <table:table-cell office:value-type="string" table:style-name="ce2">
            <text:p>OP5_P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fixed/ratio) <text:s text:c="2"/>0=ratio</text:p>
          </table:table-cell>
          <table:table-cell table:number-columns-repeated="16377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2">
            <text:p>OP5_OSC_FREQ_COARSE</text:p>
          </table:table-cell>
          <table:table-cell office:value-type="string" table:style-name="ce2">
            <text:p>OP5_PC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2">
            <text:p>OP5_OSC_FREQ_FINE</text:p>
          </table:table-cell>
          <table:table-cell office:value-type="string" table:style-name="ce2">
            <text:p>OP5_PF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2">
            <text:p>OP5_OSC_DETUNE</text:p>
          </table:table-cell>
          <table:table-cell office:value-type="string" table:style-name="ce2">
            <text:p>OP5_PD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: det=-7</text:p>
          </table:table-cell>
          <table:table-cell table:number-columns-repeated="16377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2">
            <text:p>OP4_EG_rate_1</text:p>
          </table:table-cell>
          <table:table-cell office:value-type="string" table:style-name="ce2">
            <text:p>OP4_R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2">
            <text:p>OP4_EG_rate_2</text:p>
          </table:table-cell>
          <table:table-cell office:value-type="string" table:style-name="ce2">
            <text:p>OP4_R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2">
            <text:p>OP4_EG_rate_3</text:p>
          </table:table-cell>
          <table:table-cell office:value-type="string" table:style-name="ce2">
            <text:p>OP4_R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2">
            <text:p>OP4_EG_rate_4</text:p>
          </table:table-cell>
          <table:table-cell office:value-type="string" table:style-name="ce2">
            <text:p>OP4_R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2">
            <text:p>OP4_EG_level_1</text:p>
          </table:table-cell>
          <table:table-cell office:value-type="string" table:style-name="ce2">
            <text:p>OP4_L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2">
            <text:p>OP4_EG_level_2</text:p>
          </table:table-cell>
          <table:table-cell office:value-type="string" table:style-name="ce2">
            <text:p>OP4_L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2">
            <text:p>OP4_EG_level_3</text:p>
          </table:table-cell>
          <table:table-cell office:value-type="string" table:style-name="ce2">
            <text:p>OP4_L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2">
            <text:p>OP4_EG_level_4</text:p>
          </table:table-cell>
          <table:table-cell office:value-type="string" table:style-name="ce2">
            <text:p>OP4_L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2">
            <text:p>OP4_KBD_LEV_SCL_BRK_PT</text:p>
          </table:table-cell>
          <table:table-cell office:value-type="string" table:style-name="ce2">
            <text:p>OP4_BP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2">
            <text:p>OP4_KBD_LEV_SCL_LFT_DEPTH</text:p>
          </table:table-cell>
          <table:table-cell office:value-type="string" table:style-name="ce2">
            <text:p>OP4_L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2">
            <text:p>OP4_KBD_LEV_SCL_RHT_DEPTH</text:p>
          </table:table-cell>
          <table:table-cell office:value-type="string" table:style-name="ce2">
            <text:p>OP4_R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2">
            <text:p>OP4_KBD_LEV_SCL_LFT_CURVE</text:p>
          </table:table-cell>
          <table:table-cell office:value-type="string" table:style-name="ce2">
            <text:p>OP4_L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2">
            <text:p>OP4_KBD_LEV_SCL_RHT_CURVE</text:p>
          </table:table-cell>
          <table:table-cell office:value-type="string" table:style-name="ce2">
            <text:p>OP4_R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2">
            <text:p>OP4_KBD_RATE_SCALING</text:p>
          </table:table-cell>
          <table:table-cell office:value-type="string" table:style-name="ce2">
            <text:p>OP4_R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2">
            <text:p>OP4_AMP_MOD_SENSITIVITY</text:p>
          </table:table-cell>
          <table:table-cell office:value-type="string" table:style-name="ce2">
            <text:p>OP4_AM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2">
            <text:p>OP4_KEY_VEL_SENSITIVITY</text:p>
          </table:table-cell>
          <table:table-cell office:value-type="string" table:style-name="ce2">
            <text:p>OP4_T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2">
            <text:p>OP4_OPERATOR_OUTPUT_LEVEL</text:p>
          </table:table-cell>
          <table:table-cell office:value-type="string" table:style-name="ce2">
            <text:p>OP4_T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2">
            <text:p>OP4_OSC_MODE</text:p>
          </table:table-cell>
          <table:table-cell office:value-type="string" table:style-name="ce2">
            <text:p>OP4_P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fixed/ratio) <text:s text:c="2"/>0=ratio</text:p>
          </table:table-cell>
          <table:table-cell table:number-columns-repeated="16377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2">
            <text:p>OP4_OSC_FREQ_COARSE</text:p>
          </table:table-cell>
          <table:table-cell office:value-type="string" table:style-name="ce2">
            <text:p>OP4_PC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2">
            <text:p>OP4_OSC_FREQ_FINE</text:p>
          </table:table-cell>
          <table:table-cell office:value-type="string" table:style-name="ce2">
            <text:p>OP4_PF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2">
            <text:p>OP4_OSC_DETUNE</text:p>
          </table:table-cell>
          <table:table-cell office:value-type="string" table:style-name="ce2">
            <text:p>OP4_PD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: det=-7</text:p>
          </table:table-cell>
          <table:table-cell table:number-columns-repeated="16377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2">
            <text:p>OP3_EG_rate_1</text:p>
          </table:table-cell>
          <table:table-cell office:value-type="string" table:style-name="ce2">
            <text:p>OP3_R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2">
            <text:p>OP3_EG_rate_2</text:p>
          </table:table-cell>
          <table:table-cell office:value-type="string" table:style-name="ce2">
            <text:p>OP3_R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2">
            <text:p>OP3_EG_rate_3</text:p>
          </table:table-cell>
          <table:table-cell office:value-type="string" table:style-name="ce2">
            <text:p>OP3_R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2">
            <text:p>OP3_EG_rate_4</text:p>
          </table:table-cell>
          <table:table-cell office:value-type="string" table:style-name="ce2">
            <text:p>OP3_R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2">
            <text:p>OP3_EG_level_1</text:p>
          </table:table-cell>
          <table:table-cell office:value-type="string" table:style-name="ce2">
            <text:p>OP3_L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2">
            <text:p>OP3_EG_level_2</text:p>
          </table:table-cell>
          <table:table-cell office:value-type="string" table:style-name="ce2">
            <text:p>OP3_L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2">
            <text:p>OP3_EG_level_3</text:p>
          </table:table-cell>
          <table:table-cell office:value-type="string" table:style-name="ce2">
            <text:p>OP3_L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2">
            <text:p>OP3_EG_level_4</text:p>
          </table:table-cell>
          <table:table-cell office:value-type="string" table:style-name="ce2">
            <text:p>OP3_L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2">
            <text:p>OP3_KBD_LEV_SCL_BRK_PT</text:p>
          </table:table-cell>
          <table:table-cell office:value-type="string" table:style-name="ce2">
            <text:p>OP3_BP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2">
            <text:p>OP3_KBD_LEV_SCL_LFT_DEPTH</text:p>
          </table:table-cell>
          <table:table-cell office:value-type="string" table:style-name="ce2">
            <text:p>OP3_L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2">
            <text:p>OP3_KBD_LEV_SCL_RHT_DEPTH</text:p>
          </table:table-cell>
          <table:table-cell office:value-type="string" table:style-name="ce2">
            <text:p>OP3_R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2">
            <text:p>OP3_KBD_LEV_SCL_LFT_CURVE</text:p>
          </table:table-cell>
          <table:table-cell office:value-type="string" table:style-name="ce2">
            <text:p>OP3_L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2">
            <text:p>OP3_KBD_LEV_SCL_RHT_CURVE</text:p>
          </table:table-cell>
          <table:table-cell office:value-type="string" table:style-name="ce2">
            <text:p>OP3_R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2">
            <text:p>OP3_KBD_RATE_SCALING</text:p>
          </table:table-cell>
          <table:table-cell office:value-type="string" table:style-name="ce2">
            <text:p>OP3_R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2">
            <text:p>OP3_AMP_MOD_SENSITIVITY</text:p>
          </table:table-cell>
          <table:table-cell office:value-type="string" table:style-name="ce2">
            <text:p>OP3_AM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2">
            <text:p>OP3_KEY_VEL_SENSITIVITY</text:p>
          </table:table-cell>
          <table:table-cell office:value-type="string" table:style-name="ce2">
            <text:p>OP3_T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2">
            <text:p>OP3_OPERATOR_OUTPUT_LEVEL</text:p>
          </table:table-cell>
          <table:table-cell office:value-type="string" table:style-name="ce2">
            <text:p>OP3_T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2">
            <text:p>OP3_OSC_MODE</text:p>
          </table:table-cell>
          <table:table-cell office:value-type="string" table:style-name="ce2">
            <text:p>OP3_P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fixed/ratio) <text:s text:c="2"/>0=ratio</text:p>
          </table:table-cell>
          <table:table-cell table:number-columns-repeated="16377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2">
            <text:p>OP3_OSC_FREQ_COARSE</text:p>
          </table:table-cell>
          <table:table-cell office:value-type="string" table:style-name="ce2">
            <text:p>OP3_PC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2">
            <text:p>OP3_OSC_FREQ_FINE</text:p>
          </table:table-cell>
          <table:table-cell office:value-type="string" table:style-name="ce2">
            <text:p>OP3_PF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2">
            <text:p>OP3_OSC_DETUNE</text:p>
          </table:table-cell>
          <table:table-cell office:value-type="string" table:style-name="ce2">
            <text:p>OP3_PD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: det=-7</text:p>
          </table:table-cell>
          <table:table-cell table:number-columns-repeated="16377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2">
            <text:p>OP2_EG_rate_1</text:p>
          </table:table-cell>
          <table:table-cell office:value-type="string" table:style-name="ce2">
            <text:p>OP2_R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2">
            <text:p>OP2_EG_rate_2</text:p>
          </table:table-cell>
          <table:table-cell office:value-type="string" table:style-name="ce2">
            <text:p>OP2_R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2">
            <text:p>OP2_EG_rate_3</text:p>
          </table:table-cell>
          <table:table-cell office:value-type="string" table:style-name="ce2">
            <text:p>OP2_R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2">
            <text:p>OP2_EG_rate_4</text:p>
          </table:table-cell>
          <table:table-cell office:value-type="string" table:style-name="ce2">
            <text:p>OP2_R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2">
            <text:p>OP2_EG_level_1</text:p>
          </table:table-cell>
          <table:table-cell office:value-type="string" table:style-name="ce2">
            <text:p>OP2_L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2">
            <text:p>OP2_EG_level_2</text:p>
          </table:table-cell>
          <table:table-cell office:value-type="string" table:style-name="ce2">
            <text:p>OP2_L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2">
            <text:p>OP2_EG_level_3</text:p>
          </table:table-cell>
          <table:table-cell office:value-type="string" table:style-name="ce2">
            <text:p>OP2_L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2">
            <text:p>OP2_EG_level_4</text:p>
          </table:table-cell>
          <table:table-cell office:value-type="string" table:style-name="ce2">
            <text:p>OP2_L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2">
            <text:p>OP2_KBD_LEV_SCL_BRK_PT</text:p>
          </table:table-cell>
          <table:table-cell office:value-type="string" table:style-name="ce2">
            <text:p>OP2_BP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2">
            <text:p>OP2_KBD_LEV_SCL_LFT_DEPTH</text:p>
          </table:table-cell>
          <table:table-cell office:value-type="string" table:style-name="ce2">
            <text:p>OP2_L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2">
            <text:p>OP2_KBD_LEV_SCL_RHT_DEPTH</text:p>
          </table:table-cell>
          <table:table-cell office:value-type="string" table:style-name="ce2">
            <text:p>OP2_R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2">
            <text:p>OP2_KBD_LEV_SCL_LFT_CURVE</text:p>
          </table:table-cell>
          <table:table-cell office:value-type="string" table:style-name="ce2">
            <text:p>OP2_L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2">
            <text:p>OP2_KBD_LEV_SCL_RHT_CURVE</text:p>
          </table:table-cell>
          <table:table-cell office:value-type="string" table:style-name="ce2">
            <text:p>OP2_R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2">
            <text:p>OP2_KBD_RATE_SCALING</text:p>
          </table:table-cell>
          <table:table-cell office:value-type="string" table:style-name="ce2">
            <text:p>OP2_R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2">
            <text:p>OP2_AMP_MOD_SENSITIVITY</text:p>
          </table:table-cell>
          <table:table-cell office:value-type="string" table:style-name="ce2">
            <text:p>OP2_AM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2">
            <text:p>OP2_KEY_VEL_SENSITIVITY</text:p>
          </table:table-cell>
          <table:table-cell office:value-type="string" table:style-name="ce2">
            <text:p>OP2_T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2">
            <text:p>OP2_OPERATOR_OUTPUT_LEVEL</text:p>
          </table:table-cell>
          <table:table-cell office:value-type="string" table:style-name="ce2">
            <text:p>OP2_T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2">
            <text:p>OP2_OSC_MODE</text:p>
          </table:table-cell>
          <table:table-cell office:value-type="string" table:style-name="ce2">
            <text:p>OP2_P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fixed/ratio) <text:s text:c="2"/>0=ratio</text:p>
          </table:table-cell>
          <table:table-cell table:number-columns-repeated="16377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2">
            <text:p>OP2_OSC_FREQ_COARSE</text:p>
          </table:table-cell>
          <table:table-cell office:value-type="string" table:style-name="ce2">
            <text:p>OP2_PC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2">
            <text:p>OP2_OSC_FREQ_FINE</text:p>
          </table:table-cell>
          <table:table-cell office:value-type="string" table:style-name="ce2">
            <text:p>OP2_PF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2">
            <text:p>OP2_OSC_DETUNE</text:p>
          </table:table-cell>
          <table:table-cell office:value-type="string" table:style-name="ce2">
            <text:p>OP2_PD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: det=-7</text:p>
          </table:table-cell>
          <table:table-cell table:number-columns-repeated="16377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2">
            <text:p>OP1_EG_rate_1</text:p>
          </table:table-cell>
          <table:table-cell office:value-type="string" table:style-name="ce2">
            <text:p>OP1_R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2">
            <text:p>OP1_EG_rate_2</text:p>
          </table:table-cell>
          <table:table-cell office:value-type="string" table:style-name="ce2">
            <text:p>OP1_R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2">
            <text:p>OP1_EG_rate_3</text:p>
          </table:table-cell>
          <table:table-cell office:value-type="string" table:style-name="ce2">
            <text:p>OP1_R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2">
            <text:p>OP1_EG_rate_4</text:p>
          </table:table-cell>
          <table:table-cell office:value-type="string" table:style-name="ce2">
            <text:p>OP1_R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2">
            <text:p>OP1_EG_level_1</text:p>
          </table:table-cell>
          <table:table-cell office:value-type="string" table:style-name="ce2">
            <text:p>OP1_L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2">
            <text:p>OP1_EG_level_2</text:p>
          </table:table-cell>
          <table:table-cell office:value-type="string" table:style-name="ce2">
            <text:p>OP1_L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2">
            <text:p>OP1_EG_level_3</text:p>
          </table:table-cell>
          <table:table-cell office:value-type="string" table:style-name="ce2">
            <text:p>OP1_L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2">
            <text:p>OP1_EG_level_4</text:p>
          </table:table-cell>
          <table:table-cell office:value-type="string" table:style-name="ce2">
            <text:p>OP1_L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2">
            <text:p>OP1_KBD_LEV_SCL_BRK_PT</text:p>
          </table:table-cell>
          <table:table-cell office:value-type="string" table:style-name="ce2">
            <text:p>OP1_BP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2">
            <text:p>OP1_KBD_LEV_SCL_LFT_DEPTH</text:p>
          </table:table-cell>
          <table:table-cell office:value-type="string" table:style-name="ce2">
            <text:p>OP1_L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2">
            <text:p>OP1_KBD_LEV_SCL_RHT_DEPTH</text:p>
          </table:table-cell>
          <table:table-cell office:value-type="string" table:style-name="ce2">
            <text:p>OP1_R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2">
            <text:p>OP1_KBD_LEV_SCL_LFT_CURVE</text:p>
          </table:table-cell>
          <table:table-cell office:value-type="string" table:style-name="ce2">
            <text:p>OP1_L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2">
            <text:p>OP1_KBD_LEV_SCL_RHT_CURVE</text:p>
          </table:table-cell>
          <table:table-cell office:value-type="string" table:style-name="ce2">
            <text:p>OP1_R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2">
            <text:p>OP1_KBD_RATE_SCALING</text:p>
          </table:table-cell>
          <table:table-cell office:value-type="string" table:style-name="ce2">
            <text:p>OP1_R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2">
            <text:p>OP1_AMP_MOD_SENSITIVITY</text:p>
          </table:table-cell>
          <table:table-cell office:value-type="string" table:style-name="ce2">
            <text:p>OP1_AM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2">
            <text:p>OP1_KEY_VEL_SENSITIVITY</text:p>
          </table:table-cell>
          <table:table-cell office:value-type="string" table:style-name="ce2">
            <text:p>OP1_T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2">
            <text:p>OP1_OPERATOR_OUTPUT_LEVEL</text:p>
          </table:table-cell>
          <table:table-cell office:value-type="string" table:style-name="ce2">
            <text:p>OP1_T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2">
            <text:p>OP1_OSC_MODE</text:p>
          </table:table-cell>
          <table:table-cell office:value-type="string" table:style-name="ce2">
            <text:p>OP1_P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fixed/ratio) <text:s text:c="2"/>0=ratio</text:p>
          </table:table-cell>
          <table:table-cell table:number-columns-repeated="16377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2">
            <text:p>OP1_OSC_FREQ_COARSE</text:p>
          </table:table-cell>
          <table:table-cell office:value-type="string" table:style-name="ce2">
            <text:p>OP1_PC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2">
            <text:p>OP1_OSC_FREQ_FINE</text:p>
          </table:table-cell>
          <table:table-cell office:value-type="string" table:style-name="ce2">
            <text:p>OP1_PF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2">
            <text:p>OP1_OSC_DETUNE</text:p>
          </table:table-cell>
          <table:table-cell office:value-type="string" table:style-name="ce2">
            <text:p>OP1_PD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: det=-7</text:p>
          </table:table-cell>
          <table:table-cell table:number-columns-repeated="16377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2">
            <text:p>PITCH_EG_RATE_1</text:p>
          </table:table-cell>
          <table:table-cell office:value-type="string" table:style-name="ce2">
            <text:p>PR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2">
            <text:p>PITCH_EG_RATE_2</text:p>
          </table:table-cell>
          <table:table-cell office:value-type="string" table:style-name="ce2">
            <text:p>PR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2">
            <text:p>PITCH_EG_RATE_3</text:p>
          </table:table-cell>
          <table:table-cell office:value-type="string" table:style-name="ce2">
            <text:p>PR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2">
            <text:p>PITCH_EG_RATE_4</text:p>
          </table:table-cell>
          <table:table-cell office:value-type="string" table:style-name="ce2">
            <text:p>PR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2">
            <text:p>PITCH_EG_LEVEL_1</text:p>
          </table:table-cell>
          <table:table-cell office:value-type="string" table:style-name="ce2">
            <text:p>PL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50" table:style-name="ce1">
            <text:p>50</text:p>
          </table:table-cell>
          <table:table-cell table:number-columns-repeated="16378" table:style-name="ce1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2">
            <text:p>PITCH_EG_LEVEL_2</text:p>
          </table:table-cell>
          <table:table-cell office:value-type="string" table:style-name="ce2">
            <text:p>PL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50" table:style-name="ce1">
            <text:p>50</text:p>
          </table:table-cell>
          <table:table-cell table:number-columns-repeated="16378" table:style-name="ce1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2">
            <text:p>PITCH_EG_LEVEL_3</text:p>
          </table:table-cell>
          <table:table-cell office:value-type="string" table:style-name="ce2">
            <text:p>PL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50" table:style-name="ce1">
            <text:p>50</text:p>
          </table:table-cell>
          <table:table-cell table:number-columns-repeated="16378" table:style-name="ce1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2">
            <text:p>PITCH_EG_LEVEL_4</text:p>
          </table:table-cell>
          <table:table-cell office:value-type="string" table:style-name="ce2">
            <text:p>PL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50" table:style-name="ce1">
            <text:p>50</text:p>
          </table:table-cell>
          <table:table-cell table:number-columns-repeated="16378" table:style-name="ce1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2">
            <text:p>ALGORITHM</text:p>
          </table:table-cell>
          <table:table-cell office:value-type="string" table:style-name="ce2">
            <text:p>ALS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2">
            <text:p>FEEDBACK</text:p>
          </table:table-cell>
          <table:table-cell office:value-type="string" table:style-name="ce2">
            <text:p>FBL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2">
            <text:p>OSCILLATOR_SYNC</text:p>
          </table:table-cell>
          <table:table-cell office:value-type="string" table:style-name="ce2">
            <text:p>OP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2">
            <text:p>LFO_SPEED</text:p>
          </table:table-cell>
          <table:table-cell office:value-type="string" table:style-name="ce2">
            <text:p>LFS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35" table:style-name="ce1">
            <text:p>35</text:p>
          </table:table-cell>
          <table:table-cell table:number-columns-repeated="16378" table:style-name="ce1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2">
            <text:p>LFO_DELAY</text:p>
          </table:table-cell>
          <table:table-cell office:value-type="string" table:style-name="ce2">
            <text:p>LF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2">
            <text:p>LFO_PITCH_MOD_DEPTH</text:p>
          </table:table-cell>
          <table:table-cell office:value-type="string" table:style-name="ce2">
            <text:p>LPM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2">
            <text:p>LFO_AMP_MOD_DEPTH</text:p>
          </table:table-cell>
          <table:table-cell office:value-type="string" table:style-name="ce2">
            <text:p>LAM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2">
            <text:p>LFO_SYNC</text:p>
          </table:table-cell>
          <table:table-cell office:value-type="string" table:style-name="ce2">
            <text:p>LFK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2">
            <text:p>LFO_WAVEFORM</text:p>
          </table:table-cell>
          <table:table-cell office:value-type="string" table:style-name="ce2">
            <text:p>LFW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:TR, 1:SD, 2:SU, 3:SQ, 4:SI, 5:SH (data sheet claims 9-4 ?!?)</text:p>
          </table:table-cell>
          <table:table-cell table:number-columns-repeated="16377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2">
            <text:p>PITCH_MOD_SENSITIVITY</text:p>
          </table:table-cell>
          <table:table-cell office:value-type="string" table:style-name="ce2">
            <text:p>LPM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2">
            <text:p>TRANSPOSE</text:p>
          </table:table-cell>
          <table:table-cell office:value-type="string" table:style-name="ce2">
            <text:p>TRNP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2 = C2</text:p>
          </table:table-cell>
          <table:table-cell table:number-columns-repeated="16377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2">
            <text:p>VOICE_NAME_CHAR_1</text:p>
          </table:table-cell>
          <table:table-cell office:value-type="string" table:style-name="ce2">
            <text:p>VNAM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3" table:style-name="ce1">
            <text:p>73</text:p>
          </table:table-cell>
          <table:table-cell table:number-columns-repeated="16378" table:style-name="ce1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2">
            <text:p>VOICE_NAME_CHAR_2</text:p>
          </table:table-cell>
          <table:table-cell office:value-type="string" table:style-name="ce2">
            <text:p>VNAM2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8" table:style-name="ce1">
            <text:p>78</text:p>
          </table:table-cell>
          <table:table-cell table:number-columns-repeated="16378" table:style-name="ce1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2">
            <text:p>VOICE_NAME_CHAR_3</text:p>
          </table:table-cell>
          <table:table-cell office:value-type="string" table:style-name="ce2">
            <text:p>VNAM3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3" table:style-name="ce1">
            <text:p>73</text:p>
          </table:table-cell>
          <table:table-cell table:number-columns-repeated="16378" table:style-name="ce1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2">
            <text:p>VOICE_NAME_CHAR_4</text:p>
          </table:table-cell>
          <table:table-cell office:value-type="string" table:style-name="ce2">
            <text:p>VNAM4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4" table:style-name="ce1">
            <text:p>84</text:p>
          </table:table-cell>
          <table:table-cell table:number-columns-repeated="16378" table:style-name="ce1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2">
            <text:p>VOICE_NAME_CHAR_5</text:p>
          </table:table-cell>
          <table:table-cell office:value-type="string" table:style-name="ce2">
            <text:p>VNAM5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 table:style-name="ce1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2">
            <text:p>VOICE_NAME_CHAR_6</text:p>
          </table:table-cell>
          <table:table-cell office:value-type="string" table:style-name="ce2">
            <text:p>VNAM6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6" table:style-name="ce1">
            <text:p>86</text:p>
          </table:table-cell>
          <table:table-cell table:number-columns-repeated="16378" table:style-name="ce1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2">
            <text:p>VOICE_NAME_CHAR_7</text:p>
          </table:table-cell>
          <table:table-cell office:value-type="string" table:style-name="ce2">
            <text:p>VNAM7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9" table:style-name="ce1">
            <text:p>79</text:p>
          </table:table-cell>
          <table:table-cell table:number-columns-repeated="16378" table:style-name="ce1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2">
            <text:p>VOICE_NAME_CHAR_8</text:p>
          </table:table-cell>
          <table:table-cell office:value-type="string" table:style-name="ce2">
            <text:p>VNAM8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3" table:style-name="ce1">
            <text:p>73</text:p>
          </table:table-cell>
          <table:table-cell table:number-columns-repeated="16378" table:style-name="ce1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2">
            <text:p>VOICE_NAME_CHAR_9</text:p>
          </table:table-cell>
          <table:table-cell office:value-type="string" table:style-name="ce2">
            <text:p>VNAM9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7" table:style-name="ce1">
            <text:p>67</text:p>
          </table:table-cell>
          <table:table-cell table:number-columns-repeated="16378" table:style-name="ce1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2">
            <text:p>VOICE_NAME_CHAR_10</text:p>
          </table:table-cell>
          <table:table-cell office:value-type="string" table:style-name="ce2">
            <text:p>VNAM1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9" table:style-name="ce1">
            <text:p>69</text:p>
          </table:table-cell>
          <table:table-cell table:number-columns-repeated="16378" table:style-name="ce1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2">
            <text:p>OPERATOR_ON_OFF</text:p>
          </table:table-cell>
          <table:table-cell office:value-type="string" table:style-name="ce2">
            <text:p>OPE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bit6 = 0 / bit 5: OP1 / ... / bit 0: OP6</text:p>
          </table:table-cell>
          <table:table-cell table:number-columns-repeated="16377"/>
        </table:table-row>
        <table:table-row table:number-rows-repeated="1048419" table:style-name="ro1">
          <table:table-cell table:number-columns-repeated="16384"/>
        </table:table-row>
        <table:named-expressions>
          <table:named-range table:name="VCED" table:cell-range-address="DX7_VCED.$B$2:DX7_VCED.$F$157" table:base-cell-address="DX7_VCED.$A$1"/>
        </table:named-expressions>
      </table:table>
      <table:table table:name="DX7II_ACED" table:style-name="ta3"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3" table:number-columns-repeated="16378" table:default-cell-style-name="ce1"/>
        <table:table-row table:style-name="ro1">
          <table:table-cell office:value-type="string" table:style-name="ce3">
            <text:p>NR.</text:p>
          </table:table-cell>
          <table:table-cell office:value-type="string" table:style-name="ce3">
            <text:p>LONG_NAME</text:p>
          </table:table-cell>
          <table:table-cell office:value-type="string" table:style-name="ce3">
            <text:p>SHORT_NAME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INIT</text:p>
          </table:table-cell>
          <table:table-cell table:number-columns-repeated="16378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string" table:style-name="ce2">
            <table:cell-range-source table:name="ACED" table:last-column-spanned="6" table:last-row-spanned="74" xlink:href="C:\Users\Administrator\Documents\Lazarus\MiniDexedCC\doc\ACED.csv"/>
            <text:p>OP6_Scaling_mode</text:p>
          </table:table-cell>
          <table:table-cell office:value-type="string" table:style-name="ce2">
            <text:p>SCM_OP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">
            <text:p>OP5_Scaling_mode</text:p>
          </table:table-cell>
          <table:table-cell office:value-type="string" table:style-name="ce2">
            <text:p>SCM_OP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">
            <text:p>OP4_Scaling_mode</text:p>
          </table:table-cell>
          <table:table-cell office:value-type="string" table:style-name="ce2">
            <text:p>SCM_OP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OP3_Scaling_mode</text:p>
          </table:table-cell>
          <table:table-cell office:value-type="string" table:style-name="ce2">
            <text:p>SCM_OP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2">
            <text:p>OP2_Scaling_mode</text:p>
          </table:table-cell>
          <table:table-cell office:value-type="string" table:style-name="ce2">
            <text:p>SCM_OP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2">
            <text:p>OP1_Scaling_mode</text:p>
          </table:table-cell>
          <table:table-cell office:value-type="string" table:style-name="ce2">
            <text:p>SCM_OP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2">
            <text:p>OP6_AM_Sensitivity</text:p>
          </table:table-cell>
          <table:table-cell office:value-type="string" table:style-name="ce2">
            <text:p>AMS_OP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2">
            <text:p>OP5_AM_Sensitivity</text:p>
          </table:table-cell>
          <table:table-cell office:value-type="string" table:style-name="ce2">
            <text:p>AMS_OP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2">
            <text:p>OP4_AM_Sensitivity</text:p>
          </table:table-cell>
          <table:table-cell office:value-type="string" table:style-name="ce2">
            <text:p>AMS_OP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2">
            <text:p>OP3_AM_Sensitivity</text:p>
          </table:table-cell>
          <table:table-cell office:value-type="string" table:style-name="ce2">
            <text:p>AMS_OP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2">
            <text:p>OP2_AM_Sensitivity</text:p>
          </table:table-cell>
          <table:table-cell office:value-type="string" table:style-name="ce2">
            <text:p>AMS_OP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2">
            <text:p>OP1_AM_Sensitivity</text:p>
          </table:table-cell>
          <table:table-cell office:value-type="string" table:style-name="ce2">
            <text:p>AMS_OP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2">
            <text:p>Pitch_EG_Range</text:p>
          </table:table-cell>
          <table:table-cell office:value-type="string" table:style-name="ce2">
            <text:p>PEGR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2">
            <text:p>LFO_Key_Trigger</text:p>
          </table:table-cell>
          <table:table-cell office:value-type="string" table:style-name="ce2">
            <text:p>LTR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2">
            <text:p>Pitch_EG_by_velocity</text:p>
          </table:table-cell>
          <table:table-cell office:value-type="string" table:style-name="ce2">
            <text:p>VPS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2">
            <text:p>PMOD</text:p>
          </table:table-cell>
          <table:table-cell office:value-type="string" table:style-name="ce2">
            <text:p>PMOD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2">
            <text:p>Pitch_Bend_Range</text:p>
          </table:table-cell>
          <table:table-cell office:value-type="string" table:style-name="ce2">
            <text:p>PBR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2">
            <text:p>Pitch_Bend_Step</text:p>
          </table:table-cell>
          <table:table-cell office:value-type="string" table:style-name="ce2">
            <text:p>PBS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2">
            <text:p>Pitch_Bend_Mode</text:p>
          </table:table-cell>
          <table:table-cell office:value-type="string" table:style-name="ce2">
            <text:p>PBM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2">
            <text:p>Random_Pitch_Fluct</text:p>
          </table:table-cell>
          <table:table-cell office:value-type="string" table:style-name="ce2">
            <text:p>RNDP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2">
            <text:p>Portamento_Mode</text:p>
          </table:table-cell>
          <table:table-cell office:value-type="string" table:style-name="ce2">
            <text:p>POR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2">
            <text:p>Portamento_Step</text:p>
          </table:table-cell>
          <table:table-cell office:value-type="string" table:style-name="ce2">
            <text:p>PQNT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2">
            <text:p>Portamento_Time</text:p>
          </table:table-cell>
          <table:table-cell office:value-type="string" table:style-name="ce2">
            <text:p>POS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2">
            <text:p>ModWhell_Pitch_Mod_Range</text:p>
          </table:table-cell>
          <table:table-cell office:value-type="string" table:style-name="ce2">
            <text:p>MWP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2">
            <text:p>ModWhell_Ampl_Mod_Range</text:p>
          </table:table-cell>
          <table:table-cell office:value-type="string" table:style-name="ce2">
            <text:p>MWA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2">
            <text:p>ModWhell_EG_Bias_Range</text:p>
          </table:table-cell>
          <table:table-cell office:value-type="string" table:style-name="ce2">
            <text:p>MWEB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2">
            <text:p>FootCtr_Pitch_Mod_Range</text:p>
          </table:table-cell>
          <table:table-cell office:value-type="string" table:style-name="ce2">
            <text:p>FC1P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2">
            <text:p>FootCtr_Ampl_Mod_Range</text:p>
          </table:table-cell>
          <table:table-cell office:value-type="string" table:style-name="ce2">
            <text:p>FC1A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2">
            <text:p>FootCtr_EG_Bias_Range</text:p>
          </table:table-cell>
          <table:table-cell office:value-type="string" table:style-name="ce2">
            <text:p>FC1EB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2">
            <text:p>FootCtr_Volume_Mod_Range</text:p>
          </table:table-cell>
          <table:table-cell office:value-type="string" table:style-name="ce2">
            <text:p>FC1V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2">
            <text:p>BrthCtr_Pitch_Mod_Range</text:p>
          </table:table-cell>
          <table:table-cell office:value-type="string" table:style-name="ce2">
            <text:p>BCP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2">
            <text:p>BrthCtr_Ampl_Mod_Range</text:p>
          </table:table-cell>
          <table:table-cell office:value-type="string" table:style-name="ce2">
            <text:p>BCA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2">
            <text:p>BrthCtr_EG_Bias_Range</text:p>
          </table:table-cell>
          <table:table-cell office:value-type="string" table:style-name="ce2">
            <text:p>BCEB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2">
            <text:p>BrthCtr_Pitch_Bias_Range</text:p>
          </table:table-cell>
          <table:table-cell office:value-type="string" table:style-name="ce2">
            <text:p>BCPB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2">
            <text:p>AftrTch_Pitch_Mod_Range</text:p>
          </table:table-cell>
          <table:table-cell office:value-type="string" table:style-name="ce2">
            <text:p>ATP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2">
            <text:p>AftrTch_Ampl_Mod_Range</text:p>
          </table:table-cell>
          <table:table-cell office:value-type="string" table:style-name="ce2">
            <text:p>ATA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2">
            <text:p>AftrTch_EG_Bias_Range</text:p>
          </table:table-cell>
          <table:table-cell office:value-type="string" table:style-name="ce2">
            <text:p>ATEB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2">
            <text:p>AftrTch_Pitch_Bias_Range</text:p>
          </table:table-cell>
          <table:table-cell office:value-type="string" table:style-name="ce2">
            <text:p>ATPB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2">
            <text:p>Pitch_EG_Rate_Scaling_Depth</text:p>
          </table:table-cell>
          <table:table-cell office:value-type="string" table:style-name="ce2">
            <text:p>PGR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2">
            <text:p>Reserved_39</text:p>
          </table:table-cell>
          <table:table-cell office:value-type="string" table:style-name="ce2">
            <text:p>RES39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2">
            <text:p>Reserved_40</text:p>
          </table:table-cell>
          <table:table-cell office:value-type="string" table:style-name="ce2">
            <text:p>RES4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2">
            <text:p>Reserved_41</text:p>
          </table:table-cell>
          <table:table-cell office:value-type="string" table:style-name="ce2">
            <text:p>RES4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2">
            <text:p>Reserved_42</text:p>
          </table:table-cell>
          <table:table-cell office:value-type="string" table:style-name="ce2">
            <text:p>RES42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2">
            <text:p>Reserved_43</text:p>
          </table:table-cell>
          <table:table-cell office:value-type="string" table:style-name="ce2">
            <text:p>RES43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2">
            <text:p>Reserved_44</text:p>
          </table:table-cell>
          <table:table-cell office:value-type="string" table:style-name="ce2">
            <text:p>RES44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2">
            <text:p>Reserved_45</text:p>
          </table:table-cell>
          <table:table-cell office:value-type="string" table:style-name="ce2">
            <text:p>RES45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2">
            <text:p>Reserved_46</text:p>
          </table:table-cell>
          <table:table-cell office:value-type="string" table:style-name="ce2">
            <text:p>RES46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2">
            <text:p>Reserved_47</text:p>
          </table:table-cell>
          <table:table-cell office:value-type="string" table:style-name="ce2">
            <text:p>RES47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2">
            <text:p>Reserved_48</text:p>
          </table:table-cell>
          <table:table-cell office:value-type="string" table:style-name="ce2">
            <text:p>RES48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2">
            <text:p>Reserved_49</text:p>
          </table:table-cell>
          <table:table-cell office:value-type="string" table:style-name="ce2">
            <text:p>RES49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2">
            <text:p>Reserved_50</text:p>
          </table:table-cell>
          <table:table-cell office:value-type="string" table:style-name="ce2">
            <text:p>RES5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2">
            <text:p>Reserved_51</text:p>
          </table:table-cell>
          <table:table-cell office:value-type="string" table:style-name="ce2">
            <text:p>RES5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2">
            <text:p>Reserved_52</text:p>
          </table:table-cell>
          <table:table-cell office:value-type="string" table:style-name="ce2">
            <text:p>RES52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2">
            <text:p>Reserved_53</text:p>
          </table:table-cell>
          <table:table-cell office:value-type="string" table:style-name="ce2">
            <text:p>RES53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2">
            <text:p>Reserved_54</text:p>
          </table:table-cell>
          <table:table-cell office:value-type="string" table:style-name="ce2">
            <text:p>RES54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2">
            <text:p>Reserved_55</text:p>
          </table:table-cell>
          <table:table-cell office:value-type="string" table:style-name="ce2">
            <text:p>RES55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2">
            <text:p>Reserved_56</text:p>
          </table:table-cell>
          <table:table-cell office:value-type="string" table:style-name="ce2">
            <text:p>RES56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2">
            <text:p>Reserved_57</text:p>
          </table:table-cell>
          <table:table-cell office:value-type="string" table:style-name="ce2">
            <text:p>RES57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2">
            <text:p>Reserved_58</text:p>
          </table:table-cell>
          <table:table-cell office:value-type="string" table:style-name="ce2">
            <text:p>RES58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2">
            <text:p>Reserved_59</text:p>
          </table:table-cell>
          <table:table-cell office:value-type="string" table:style-name="ce2">
            <text:p>RES59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2">
            <text:p>Reserved_60</text:p>
          </table:table-cell>
          <table:table-cell office:value-type="string" table:style-name="ce2">
            <text:p>RES6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2">
            <text:p>Reserved_61</text:p>
          </table:table-cell>
          <table:table-cell office:value-type="string" table:style-name="ce2">
            <text:p>RES6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2">
            <text:p>Reserved_62</text:p>
          </table:table-cell>
          <table:table-cell office:value-type="string" table:style-name="ce2">
            <text:p>RES62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2">
            <text:p>Reserved_63</text:p>
          </table:table-cell>
          <table:table-cell office:value-type="string" table:style-name="ce2">
            <text:p>RES63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2">
            <text:p>FootCtr2_Pitch_Mod_Range</text:p>
          </table:table-cell>
          <table:table-cell office:value-type="string" table:style-name="ce2">
            <text:p>FC2P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2">
            <text:p>FootCtr2_Ampl_Mod_Range</text:p>
          </table:table-cell>
          <table:table-cell office:value-type="string" table:style-name="ce2">
            <text:p>FC2A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2">
            <text:p>FootCtr2_EG_Bias_Range</text:p>
          </table:table-cell>
          <table:table-cell office:value-type="string" table:style-name="ce2">
            <text:p>FC2EB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2">
            <text:p>FootCtr2_Volume_Mod_Range</text:p>
          </table:table-cell>
          <table:table-cell office:value-type="string" table:style-name="ce2">
            <text:p>FC2V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2">
            <text:p>MIDICtr_Pitch_Mod_Range</text:p>
          </table:table-cell>
          <table:table-cell office:value-type="string" table:style-name="ce2">
            <text:p>MCP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2">
            <text:p>MIDICtr_Ampl_Mod_Range</text:p>
          </table:table-cell>
          <table:table-cell office:value-type="string" table:style-name="ce2">
            <text:p>MCA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2">
            <text:p>MIDICtr_EG_Bias_Range</text:p>
          </table:table-cell>
          <table:table-cell office:value-type="string" table:style-name="ce2">
            <text:p>MCEB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2">
            <text:p>MIDICtr_Volume_Mod_Range</text:p>
          </table:table-cell>
          <table:table-cell office:value-type="string" table:style-name="ce2">
            <text:p>MCV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2">
            <text:p>Unison_Detune_Depth</text:p>
          </table:table-cell>
          <table:table-cell office:value-type="string" table:style-name="ce2">
            <text:p>UDTN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2">
            <text:p>FootCtr1_as_CS1</text:p>
          </table:table-cell>
          <table:table-cell office:value-type="string" table:style-name="ce2">
            <text:p>FCCS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ACED" table:cell-range-address="DX7II_ACED.$B$2:DX7II_ACED.$G$75" table:base-cell-address="DX7II_ACED.$A$1"/>
        </table:named-expressions>
      </table:table>
      <table:table table:name="TX7_PCED" table:style-name="ta2">
        <table:table-column table:style-name="co11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3">
            <text:p>NR.</text:p>
          </table:table-cell>
          <table:table-cell office:value-type="string" table:style-name="ce3">
            <text:p>LONG_NAME</text:p>
          </table:table-cell>
          <table:table-cell office:value-type="string" table:style-name="ce3">
            <text:p>SHORT_NAME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INIT</text:p>
          </table:table-cell>
          <table:table-cell table:number-columns-repeated="16378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string" table:style-name="ce2">
            <table:cell-range-source table:name="PCED" table:last-column-spanned="6" table:last-row-spanned="188" xlink:href="C:\Users\Administrator\Documents\Lazarus\MiniDexedCC\doc\PCED.csv"/>
            <text:p>A_Not_Used_0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">
            <text:p>A_Not_Used_1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">
            <text:p>A_PolyMono</text:p>
          </table:table-cell>
          <table:table-cell office:value-type="string" table:style-name="ce2">
            <text:p>A_P/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A_PitchBendRange</text:p>
          </table:table-cell>
          <table:table-cell office:value-type="string" table:style-name="ce2">
            <text:p>A_PBR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2">
            <text:p>A_PitchBendStep</text:p>
          </table:table-cell>
          <table:table-cell office:value-type="string" table:style-name="ce2">
            <text:p>A_PBS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2">
            <text:p>A_PortamentoTime</text:p>
          </table:table-cell>
          <table:table-cell office:value-type="string" table:style-name="ce2">
            <text:p>A_PTI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2">
            <text:p>A_PortaGlissando</text:p>
          </table:table-cell>
          <table:table-cell office:value-type="string" table:style-name="ce2">
            <text:p>A_POGL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2">
            <text:p>A_PortamentoMode</text:p>
          </table:table-cell>
          <table:table-cell office:value-type="string" table:style-name="ce2">
            <text:p>A_POR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2">
            <text:p>A_Not_Used_8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2">
            <text:p>A_ModWheelSens</text:p>
          </table:table-cell>
          <table:table-cell office:value-type="string" table:style-name="ce2">
            <text:p>A_MWS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2">
            <text:p>A_ModWheelAssign</text:p>
          </table:table-cell>
          <table:table-cell office:value-type="string" table:style-name="ce2">
            <text:p>A_MW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2">
            <text:p>A_FootCtrlSens</text:p>
          </table:table-cell>
          <table:table-cell office:value-type="string" table:style-name="ce2">
            <text:p>A_FCS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2">
            <text:p>A_FootCtrlAssign</text:p>
          </table:table-cell>
          <table:table-cell office:value-type="string" table:style-name="ce2">
            <text:p>A_FC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2">
            <text:p>A_AfterTouchSens</text:p>
          </table:table-cell>
          <table:table-cell office:value-type="string" table:style-name="ce2">
            <text:p>A_ATS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2">
            <text:p>A_AfterTouchAssign</text:p>
          </table:table-cell>
          <table:table-cell office:value-type="string" table:style-name="ce2">
            <text:p>A_AT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2">
            <text:p>A_BrthCtrlSens</text:p>
          </table:table-cell>
          <table:table-cell office:value-type="string" table:style-name="ce2">
            <text:p>A_BCS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2">
            <text:p>A_BrthCtrlAssign</text:p>
          </table:table-cell>
          <table:table-cell office:value-type="string" table:style-name="ce2">
            <text:p>A_BC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2">
            <text:p>A_Not_Used_17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2">
            <text:p>A_Not_Used_18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2">
            <text:p>A_Not_Used_19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2">
            <text:p>A_Not_Used_20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2">
            <text:p>A_Not_Used_21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2">
            <text:p>A_Not_Used_22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2">
            <text:p>A_Not_Used_23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2">
            <text:p>A_Not_Used_24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2">
            <text:p>A_Not_Used_25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2">
            <text:p>A_VoiceAttn</text:p>
          </table:table-cell>
          <table:table-cell office:value-type="string" table:style-name="ce2">
            <text:p>A_ATN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2">
            <text:p>A_Not_Used_27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2">
            <text:p>A_Not_Used_28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2">
            <text:p>A_Not_Used_29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2">
            <text:p>B_Not_Used_0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2">
            <text:p>B_Not_Used_1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2">
            <text:p>B_PolyMono</text:p>
          </table:table-cell>
          <table:table-cell office:value-type="string" table:style-name="ce2">
            <text:p>B_P/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2">
            <text:p>B_PitchBendRange</text:p>
          </table:table-cell>
          <table:table-cell office:value-type="string" table:style-name="ce2">
            <text:p>B_PBR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2">
            <text:p>B_PitchBendStep</text:p>
          </table:table-cell>
          <table:table-cell office:value-type="string" table:style-name="ce2">
            <text:p>B_PBS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2">
            <text:p>B_PortamentoTime</text:p>
          </table:table-cell>
          <table:table-cell office:value-type="string" table:style-name="ce2">
            <text:p>B_PTI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2">
            <text:p>B_PortaGlissando</text:p>
          </table:table-cell>
          <table:table-cell office:value-type="string" table:style-name="ce2">
            <text:p>B_POGL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2">
            <text:p>B_PortamentoMode</text:p>
          </table:table-cell>
          <table:table-cell office:value-type="string" table:style-name="ce2">
            <text:p>B_POR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2">
            <text:p>B_Not_Used_8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2">
            <text:p>B_ModWheelSens</text:p>
          </table:table-cell>
          <table:table-cell office:value-type="string" table:style-name="ce2">
            <text:p>B_MWS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2">
            <text:p>B_ModWheelAssign</text:p>
          </table:table-cell>
          <table:table-cell office:value-type="string" table:style-name="ce2">
            <text:p>B_MW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2">
            <text:p>B_FootCtrlSens</text:p>
          </table:table-cell>
          <table:table-cell office:value-type="string" table:style-name="ce2">
            <text:p>B_FCS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2">
            <text:p>B_FootCtrlAssign</text:p>
          </table:table-cell>
          <table:table-cell office:value-type="string" table:style-name="ce2">
            <text:p>B_FC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2">
            <text:p>B_AfterTouchSens</text:p>
          </table:table-cell>
          <table:table-cell office:value-type="string" table:style-name="ce2">
            <text:p>B_ATS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2">
            <text:p>B_AfterTouchAssign</text:p>
          </table:table-cell>
          <table:table-cell office:value-type="string" table:style-name="ce2">
            <text:p>B_AT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2">
            <text:p>B_BrthCtrlSens</text:p>
          </table:table-cell>
          <table:table-cell office:value-type="string" table:style-name="ce2">
            <text:p>B_BCS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2">
            <text:p>B_BrthCtrlAssign</text:p>
          </table:table-cell>
          <table:table-cell office:value-type="string" table:style-name="ce2">
            <text:p>B_BC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2">
            <text:p>B_Not_Used_17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2">
            <text:p>B_Not_Used_18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2">
            <text:p>B_Not_Used_19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2">
            <text:p>B_Not_Used_20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2">
            <text:p>B_Not_Used_21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2">
            <text:p>B_Not_Used_22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2">
            <text:p>B_Not_Used_23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2">
            <text:p>B_Not_Used_24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2">
            <text:p>B_Not_Used_25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2">
            <text:p>B_VoiceAttn</text:p>
          </table:table-cell>
          <table:table-cell office:value-type="string" table:style-name="ce2">
            <text:p>B_ATN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2">
            <text:p>B_Not_Used_27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2">
            <text:p>B_Not_Used_28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2">
            <text:p>B_Not_Used_29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2">
            <text:p>G_Not_Used_60</text:p>
          </table:table-cell>
          <table:table-cell office:value-type="string" table:style-name="ce2">
            <text:p>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2">
            <text:p>G_VoiceMemSelFlag</text:p>
          </table:table-cell>
          <table:table-cell office:value-type="string" table:style-name="ce2">
            <text:p>VM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2">
            <text:p>G_Not_Used_62</text:p>
          </table:table-cell>
          <table:table-cell office:value-type="string" table:style-name="ce2">
            <text:p>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2">
            <text:p>G_Not_Used_63</text:p>
          </table:table-cell>
          <table:table-cell office:value-type="string" table:style-name="ce2">
            <text:p>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2">
            <text:p>G_PerfName01</text:p>
          </table:table-cell>
          <table:table-cell office:value-type="string" table:style-name="ce2">
            <text:p>PNAM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2">
            <text:p>G_PerfName02</text:p>
          </table:table-cell>
          <table:table-cell office:value-type="string" table:style-name="ce2">
            <text:p>PNAM2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9" table:style-name="ce1">
            <text:p>89</text:p>
          </table:table-cell>
          <table:table-cell table:number-columns-repeated="16378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2">
            <text:p>G_PerfName03</text:p>
          </table:table-cell>
          <table:table-cell office:value-type="string" table:style-name="ce2">
            <text:p>PNAM3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2">
            <text:p>G_PerfName04</text:p>
          </table:table-cell>
          <table:table-cell office:value-type="string" table:style-name="ce2">
            <text:p>PNAM4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2">
            <text:p>G_PerfName05</text:p>
          </table:table-cell>
          <table:table-cell office:value-type="string" table:style-name="ce2">
            <text:p>PNAM5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2">
            <text:p>G_PerfName06</text:p>
          </table:table-cell>
          <table:table-cell office:value-type="string" table:style-name="ce2">
            <text:p>PNAM6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2" table:style-name="ce1">
            <text:p>72</text:p>
          </table:table-cell>
          <table:table-cell table:number-columns-repeated="16378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2">
            <text:p>G_PerfName07</text:p>
          </table:table-cell>
          <table:table-cell office:value-type="string" table:style-name="ce2">
            <text:p>PNAM7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2">
            <text:p>G_PerfName08</text:p>
          </table:table-cell>
          <table:table-cell office:value-type="string" table:style-name="ce2">
            <text:p>PNAM8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2">
            <text:p>G_PerfName09</text:p>
          </table:table-cell>
          <table:table-cell office:value-type="string" table:style-name="ce2">
            <text:p>PNAM9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2">
            <text:p>G_PerfName10</text:p>
          </table:table-cell>
          <table:table-cell office:value-type="string" table:style-name="ce2">
            <text:p>PNAM1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4" table:style-name="ce1">
            <text:p>84</text:p>
          </table:table-cell>
          <table:table-cell table:number-columns-repeated="16378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2">
            <text:p>G_PerfName11</text:p>
          </table:table-cell>
          <table:table-cell office:value-type="string" table:style-name="ce2">
            <text:p>PNAM1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8" table:style-name="ce1">
            <text:p>88</text:p>
          </table:table-cell>
          <table:table-cell table:number-columns-repeated="16378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2">
            <text:p>G_PerfName12</text:p>
          </table:table-cell>
          <table:table-cell office:value-type="string" table:style-name="ce2">
            <text:p>PNAM12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2">
            <text:p>G_PerfName13</text:p>
          </table:table-cell>
          <table:table-cell office:value-type="string" table:style-name="ce2">
            <text:p>PNAM13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2">
            <text:p>G_PerfName14</text:p>
          </table:table-cell>
          <table:table-cell office:value-type="string" table:style-name="ce2">
            <text:p>PNAM14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2">
            <text:p>G_PerfName15</text:p>
          </table:table-cell>
          <table:table-cell office:value-type="string" table:style-name="ce2">
            <text:p>PNAM15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0" table:style-name="ce1">
            <text:p>70</text:p>
          </table:table-cell>
          <table:table-cell table:number-columns-repeated="16378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2">
            <text:p>G_PerfName16</text:p>
          </table:table-cell>
          <table:table-cell office:value-type="string" table:style-name="ce2">
            <text:p>PNAM16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5" table:style-name="ce1">
            <text:p>85</text:p>
          </table:table-cell>
          <table:table-cell table:number-columns-repeated="16378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2">
            <text:p>G_PerfName17</text:p>
          </table:table-cell>
          <table:table-cell office:value-type="string" table:style-name="ce2">
            <text:p>PNAM17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2">
            <text:p>G_PerfName18</text:p>
          </table:table-cell>
          <table:table-cell office:value-type="string" table:style-name="ce2">
            <text:p>PNAM18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7" table:style-name="ce1">
            <text:p>67</text:p>
          </table:table-cell>
          <table:table-cell table:number-columns-repeated="16378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2">
            <text:p>G_PerfName19</text:p>
          </table:table-cell>
          <table:table-cell office:value-type="string" table:style-name="ce2">
            <text:p>PNAM19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4" table:style-name="ce1">
            <text:p>84</text:p>
          </table:table-cell>
          <table:table-cell table:number-columns-repeated="16378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2">
            <text:p>G_PerfName20</text:p>
          </table:table-cell>
          <table:table-cell office:value-type="string" table:style-name="ce2">
            <text:p>PNAM2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3" table:style-name="ce1">
            <text:p>73</text:p>
          </table:table-cell>
          <table:table-cell table:number-columns-repeated="16378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2">
            <text:p>G_PerfName21</text:p>
          </table:table-cell>
          <table:table-cell office:value-type="string" table:style-name="ce2">
            <text:p>PNAM2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2">
            <text:p>G_PerfName22</text:p>
          </table:table-cell>
          <table:table-cell office:value-type="string" table:style-name="ce2">
            <text:p>PNAM22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2">
            <text:p>G_PerfName23</text:p>
          </table:table-cell>
          <table:table-cell office:value-type="string" table:style-name="ce2">
            <text:p>PNAM23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2">
            <text:p>G_PerfName24</text:p>
          </table:table-cell>
          <table:table-cell office:value-type="string" table:style-name="ce2">
            <text:p>PNAM24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2">
            <text:p>G_PerfName25</text:p>
          </table:table-cell>
          <table:table-cell office:value-type="string" table:style-name="ce2">
            <text:p>PNAM25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2">
            <text:p>G_PerfName26</text:p>
          </table:table-cell>
          <table:table-cell office:value-type="string" table:style-name="ce2">
            <text:p>PNAM26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2">
            <text:p>G_PerfName27</text:p>
          </table:table-cell>
          <table:table-cell office:value-type="string" table:style-name="ce2">
            <text:p>PNAM27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4" table:style-name="ce1">
            <text:p>84</text:p>
          </table:table-cell>
          <table:table-cell table:number-columns-repeated="16378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2">
            <text:p>G_PerfName28</text:p>
          </table:table-cell>
          <table:table-cell office:value-type="string" table:style-name="ce2">
            <text:p>PNAM28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2">
            <text:p>G_PerfName29</text:p>
          </table:table-cell>
          <table:table-cell office:value-type="string" table:style-name="ce2">
            <text:p>PNAM29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2">
            <text:p>G_PerfName30</text:p>
          </table:table-cell>
          <table:table-cell office:value-type="string" table:style-name="ce2">
            <text:p>PNAM3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PCED" table:cell-range-address="TX7_PCED.$B$2:TX7_PCED.$G$189" table:base-cell-address="TX7_PCED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3-01-14T18:07:49Z</dc:date>
    <meta:editing-duration>PT0S</meta:editing-duration>
  </office:meta>
</office:document-meta>
</file>